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track" table:style-name="ta1">
        <office:forms form:automatic-focus="false" form:apply-design-mode="false"/>
        <table:shapes>
          <draw:frame draw:z-index="0" draw:style-name="gr1" draw:text-style-name="P1" svg:width="15.999cm" svg:height="8.999cm" svg:x="39.1cm" svg:y="2.891cm">
            <draw:object draw:notify-on-update-of-ranges="logtrack.C2:logtrack.C546 logtrack.D1:logtrack.D1 logtrack.D2:logtrack.D546 logtrack.E2:logtrack.E546 logtrack.E1:logtrack.E1 logtrack.F2:logtrack.F5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-group>
          <table:table-column-group>
            <table:table-column-group>
              <table:table-column-group>
                <table:table-column table:style-name="co12" table:default-cell-style-name="ce1"/>
              </table:table-column-group>
            </table:table-column-group>
          </table:table-column-group>
        </table:table-column-group>
        <table:table-column table:style-name="co12" table:number-columns-repeated="1006" table:default-cell-style-name="ce1"/>
        <table:table-row table:style-name="ro1">
          <table:table-cell table:style-name="Default" office:value-type="string" calcext:value-type="string">
            <text:p>AimAng1</text:p>
          </table:table-cell>
          <table:table-cell table:style-name="Default" office:value-type="string" calcext:value-type="string">
            <text:p>AimAng2</text:p>
          </table:table-cell>
          <table:table-cell table:style-name="Default" office:value-type="string" calcext:value-type="string">
            <text:p>Aimx</text:p>
          </table:table-cell>
          <table:table-cell table:style-name="Default" office:value-type="string" calcext:value-type="string">
            <text:p>Aimy</text:p>
          </table:table-cell>
          <table:table-cell office:value-type="string" calcext:value-type="string">
            <text:p>GV.currentx1</text:p>
          </table:table-cell>
          <table:table-cell office:value-type="string" calcext:value-type="string">
            <text:p><text:s/>GV.currenty1</text:p>
          </table:table-cell>
          <table:table-cell office:value-type="string" calcext:value-type="string">
            <text:p><text:s/>GV.startx</text:p>
          </table:table-cell>
          <table:table-cell office:value-type="string" calcext:value-type="string">
            <text:p><text:s/>GV.starty</text:p>
          </table:table-cell>
          <table:table-cell office:value-type="string" calcext:value-type="string">
            <text:p><text:s/>GV.finishx</text:p>
          </table:table-cell>
          <table:table-cell office:value-type="string" calcext:value-type="string">
            <text:p><text:s/>GV.finishy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<text:s/>GV.Set_SteerAng</text:p>
          </table:table-cell>
          <table:table-cell office:value-type="string" calcext:value-type="string">
            <text:p><text:s/>GV.Steerangle</text:p>
          </table:table-cell>
          <table:table-cell office:value-type="string" calcext:value-type="string">
            <text:p><text:s/>GV.gogo</text:p>
          </table:table-cell>
          <table:table-cell office:value-type="string" calcext:value-type="string">
            <text:p>ToEndPoint</text:p>
          </table:table-cell>
          <table:table-cell table:number-columns-repeated="1009"/>
        </table:table-row>
        <table:table-row-group>
          <table:table-row-group>
            <table:table-row table:style-name="ro1">
              <table:table-cell table:style-name="Default" table:number-columns-repeated="15"/>
              <table:table-cell/>
              <table:table-cell table:formula="of:=([.F2]-[.D2])/([.E2]-[.C2])" office:value-type="string" office:string-value="" calcext:value-type="error">
                <text:p>#DIV/0!</text:p>
              </table:table-cell>
              <table:table-cell table:formula="of:=ATAN([.Q2])*360/(3.14*2)" office:value-type="string" office:string-value="" calcext:value-type="error">
                <text:p>#DIV/0!</text:p>
              </table:table-cell>
              <table:table-cell table:number-columns-repeated="1006"/>
            </table:table-row>
          </table:table-row-group>
        </table:table-row-group>
        <table:table-row table:style-name="ro1">
          <table:table-cell table:style-name="Default" table:number-columns-repeated="15"/>
          <table:table-cell/>
          <table:table-cell table:formula="of:=([.F3]-[.D3])/([.E3]-[.C3])" office:value-type="string" office:string-value="" calcext:value-type="error">
            <text:p>#DIV/0!</text:p>
          </table:table-cell>
          <table:table-cell table:formula="of:=ATAN([.Q3])*360/(3.14*2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Default" table:number-columns-repeated="15"/>
          <table:table-cell/>
          <table:table-cell table:formula="of:=([.F4]-[.D4])/([.E4]-[.C4])" office:value-type="string" office:string-value="" calcext:value-type="error">
            <text:p>#DIV/0!</text:p>
          </table:table-cell>
          <table:table-cell table:formula="of:=ATAN([.Q4])*360/(3.14*2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Default" table:number-columns-repeated="15"/>
          <table:table-cell/>
          <table:table-cell table:formula="of:=([.F5]-[.D5])/([.E5]-[.C5])" office:value-type="string" office:string-value="" calcext:value-type="error">
            <text:p>#DIV/0!</text:p>
          </table:table-cell>
          <table:table-cell table:formula="of:=ATAN([.Q5])*360/(3.14*2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Default" table:number-columns-repeated="15"/>
          <table:table-cell/>
          <table:table-cell table:formula="of:=([.F6]-[.D6])/([.E6]-[.C6])" office:value-type="string" office:string-value="" calcext:value-type="error">
            <text:p>#DIV/0!</text:p>
          </table:table-cell>
          <table:table-cell table:formula="of:=ATAN([.Q6])*360/(3.14*2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Default" table:number-columns-repeated="15"/>
          <table:table-cell/>
          <table:table-cell table:formula="of:=([.F7]-[.D7])/([.E7]-[.C7])" office:value-type="string" office:string-value="" calcext:value-type="error">
            <text:p>#DIV/0!</text:p>
          </table:table-cell>
          <table:table-cell table:formula="of:=ATAN([.Q7])*360/(3.14*2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Default" table:number-columns-repeated="15"/>
          <table:table-cell/>
          <table:table-cell table:formula="of:=([.F8]-[.D8])/([.E8]-[.C8])" office:value-type="string" office:string-value="" calcext:value-type="error">
            <text:p>#DIV/0!</text:p>
          </table:table-cell>
          <table:table-cell table:formula="of:=ATAN([.Q8])*360/(3.14*2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Default" table:number-columns-repeated="15"/>
          <table:table-cell/>
          <table:table-cell table:formula="of:=([.F9]-[.D9])/([.E9]-[.C9])" office:value-type="string" office:string-value="" calcext:value-type="error">
            <text:p>#DIV/0!</text:p>
          </table:table-cell>
          <table:table-cell table:formula="of:=ATAN([.Q9])*360/(3.14*2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Default" table:number-columns-repeated="15"/>
          <table:table-cell/>
          <table:table-cell table:formula="of:=([.F10]-[.D10])/([.E10]-[.C10])" office:value-type="string" office:string-value="" calcext:value-type="error">
            <text:p>#DIV/0!</text:p>
          </table:table-cell>
          <table:table-cell table:formula="of:=ATAN([.Q10])*360/(3.14*2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Default" table:number-columns-repeated="15"/>
          <table:table-cell/>
          <table:table-cell table:formula="of:=([.F11]-[.D11])/([.E11]-[.C11])" office:value-type="string" office:string-value="" calcext:value-type="error">
            <text:p>#DIV/0!</text:p>
          </table:table-cell>
          <table:table-cell table:formula="of:=ATAN([.Q11])*360/(3.14*2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Default" table:number-columns-repeated="15"/>
          <table:table-cell/>
          <table:table-cell table:formula="of:=([.F12]-[.D12])/([.E12]-[.C12])" office:value-type="string" office:string-value="" calcext:value-type="error">
            <text:p>#DIV/0!</text:p>
          </table:table-cell>
          <table:table-cell table:formula="of:=ATAN([.Q12])*360/(3.14*2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Default" table:number-columns-repeated="15"/>
          <table:table-cell/>
          <table:table-cell table:formula="of:=([.F13]-[.D13])/([.E13]-[.C13])" office:value-type="string" office:string-value="" calcext:value-type="error">
            <text:p>#DIV/0!</text:p>
          </table:table-cell>
          <table:table-cell table:formula="of:=ATAN([.Q13])*360/(3.14*2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 table:number-rows-repeated="210">
          <table:table-cell table:style-name="Default" table:number-columns-repeated="15"/>
          <table:table-cell table:number-columns-repeated="1009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22:44:39.9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01T22:45:25.358000000</dc:date>
    <meta:editing-duration>PT7M30S</meta:editing-duration>
    <meta:editing-cycles>2</meta:editing-cycles>
    <meta:generator>LibreOffice/7.0.4.2$Windows_X86_64 LibreOffice_project/dcf040e67528d9187c66b2379df5ea4407429775</meta:generator>
    <meta:document-statistic meta:table-count="1" meta:cell-count="39" meta:object-count="1"/>
  </office:meta>
</office:document-meta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8cm" svg:y="3.952cm" style:legend-expansion="high" chart:style-name="ch2"/>
        <chart:plot-area chart:style-name="ch3" table:cell-range-address="logtrack.C2:logtrack.D546 logtrack.D1:logtrack.E1 logtrack.F2:logtrack.F546" chart:data-source-has-labels="row" svg:x="0.32cm" svg:y="0.18cm" svg:width="12.568cm" svg:height="8.64cm">
          <chart:coordinate-region svg:x="0.756cm" svg:y="0.379cm" svg:width="11.7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gtrack.D2:logtrack.D546" chart:label-cell-address="logtrack.D1:logtrack.D1" chart:class="chart:scatter">
            <chart:domain table:cell-range-address="logtrack.C2:logtrack.C546"/>
            <chart:data-point chart:repeated="545"/>
          </chart:series>
          <chart:series chart:style-name="ch8" chart:values-cell-range-address="logtrack.F2:logtrack.F546" chart:label-cell-address="logtrack.E1:logtrack.E1" chart:class="chart:scatter">
            <chart:domain table:cell-range-address="logtrack.E2:logtrack.E546"/>
            <chart:data-point chart:repeated="5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imy</text:p>
                <draw:g>
                  <svg:desc>logtrack.D1:logtrack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GV.currentx1</text:p>
                <draw:g>
                  <svg:desc>logtrack.E1:logtrac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logtrack.C2:logtrack.C546</svg:desc>
                </draw:g>
              </table:table-cell>
              <table:table-cell office:value-type="float" office:value="NaN">
                <text:p>NaN</text:p>
                <draw:g>
                  <svg:desc>logtrack.D2:logtrack.D546</svg:desc>
                </draw:g>
              </table:table-cell>
              <table:table-cell office:value-type="float" office:value="NaN">
                <text:p>NaN</text:p>
                <draw:g>
                  <svg:desc>logtrack.E2:logtrack.E546</svg:desc>
                </draw:g>
              </table:table-cell>
              <table:table-cell office:value-type="float" office:value="NaN">
                <text:p>NaN</text:p>
                <draw:g>
                  <svg:desc>logtrack.F2:logtrack.F5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